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18F0000018FD89B1052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34e4" officeooo:paragraph-rsid="001534e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1534e4" officeooo:paragraph-rsid="001534e4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1534e4" officeooo:paragraph-rsid="001534e4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534e4" officeooo:paragraph-rsid="001534e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534e4" officeooo:paragraph-rsid="0015ac6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534e4" officeooo:paragraph-rsid="001534e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5ac6e" officeooo:paragraph-rsid="0015ac6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82a26" officeooo:paragraph-rsid="00182a26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a6867" officeooo:paragraph-rsid="001a6867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d5ea3"/>
    </style:style>
    <style:style style:name="P12" style:family="paragraph" style:parent-style-name="Standard">
      <style:paragraph-properties fo:text-align="start" style:justify-single-word="false"/>
      <style:text-properties officeooo:paragraph-rsid="002037fc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fo:font-weight="normal" officeooo:rsid="00176568" officeooo:paragraph-rsid="00176568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82a26" officeooo:paragraph-rsid="00182a2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8d72b" officeooo:paragraph-rsid="0018d72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92c5d" officeooo:paragraph-rsid="00192c5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92c5d" officeooo:paragraph-rsid="002037f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a6867" officeooo:paragraph-rsid="001a686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d5ea3" officeooo:paragraph-rsid="001d5ea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ac6e"/>
    </style:style>
    <style:style style:name="T2" style:family="text">
      <style:text-properties officeooo:rsid="0018d72b"/>
    </style:style>
    <style:style style:name="T3" style:family="text">
      <style:text-properties officeooo:rsid="001c11c1"/>
    </style:style>
    <style:style style:name="T4" style:family="text">
      <style:text-properties officeooo:rsid="001d5ea3"/>
    </style:style>
    <style:style style:name="T5" style:family="text">
      <style:text-properties fo:font-size="12pt" fo:font-style="normal" fo:font-weight="normal" officeooo:rsid="0018d72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c11c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d5ea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edffc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weight="normal" officeooo:rsid="001d5ea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x="6.295cm" svg:y="0.056cm" svg:width="4.637cm" svg:height="4.535cm" draw:z-index="0"><draw:image xlink:href="Pictures/200000020000018F0000018FD89B1052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A Kutatómunka Információs Eszközei</text:p>
      <text:p text:style-name="P3">jegyzőkönyv</text:p>
      <text:p text:style-name="P3"/>
      <text:p text:style-name="P4">Székely Gellért Zsombor</text:p>
      <text:p text:style-name="P13">2017.05.24.</text:p>
      <text:p text:style-name="P4"/>
      <text:p text:style-name="P4"/>
      <text:p text:style-name="P4"/>
      <text:p text:style-name="P4"/>
      <text:p text:style-name="P4"/>
      <text:p text:style-name="P5"/>
      <text:p text:style-name="P7">Tartalomjegyzék</text:p>
      <text:p text:style-name="P5"/>
      <text:p text:style-name="P6"><text:tab/><text:span text:style-name="T1">C fájl</text:span></text:p>
      <text:p text:style-name="P6"/>
      <text:p text:style-name="P6"><text:span text:style-name="T1"><text:tab/>GnuPlot </text:span></text:p>
      <text:p text:style-name="P6"><text:tab/></text:p>
      <text:p text:style-name="P6"><text:span text:style-name="T1"><text:tab/>CMake</text:span></text:p>
      <text:p text:style-name="P5"><text:tab/></text:p>
      <text:p text:style-name="P6"><text:tab/><text:span text:style-name="T1">Jegyzőkönyv</text:span></text:p>
      <text:p text:style-name="P6"/>
      <text:p text:style-name="P6"><text:span text:style-name="T1"><text:tab/>Források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C fájl</text:p>
      <text:p text:style-name="P8"/>
      <text:p text:style-name="P14">A források pontban említett helyről használtam egy .c fájlt, amelyet át<text:span text:style-name="T2">írtam</text:span>, <text:span text:style-name="T2">mert</text:span> külön kellett belőle szedni a header-öket és a source-okat és ezeket külön mappába<text:span text:style-name="T2">n</text:span> is <text:span text:style-name="T2">kell</text:span> tárolni. Emelett az eredeti fájlban globális változók voltak deklarálva, ezeket töröln<text:span text:style-name="T2">öm</text:span> kellett és újraírni, hogy a program mégis működjön. Továbbá a CMake 2.8.12-es verziója nem volt hajlandó a pow függvényt elfuttatni, így abból í<text:span text:style-name="T2">rtam</text:span> egy sajátot.</text:p>
      <text:p text:style-name="P14">A fájl lényege az, hogy egy Euler-lépés-sorral mérje a Hold pályáját a Föld körül és a mérési adatokat egy .dat fájlba írja bele. </text:p>
      <text:p text:style-name="P14"/>
      <text:p text:style-name="P14"/>
      <text:p text:style-name="P9">GnuPlot</text:p>
      <text:p text:style-name="P9"/>
      <text:p text:style-name="P14">Külön csinált<text:span text:style-name="T2">am</text:span> egy doc mappát, amelyben <text:span text:style-name="T2">írtam</text:span> egy .plt fájlt, ami egy GnuPlot script, ez definiálja, hogy milyen plot-ot szeretnék kapni, illetve, hogy milyen formában. A script egyébként egy png fájlt generál a kapott adatsorból.</text:p>
      <text:p text:style-name="P14"/>
      <text:p text:style-name="P19">A kapott png: </text:p>
      <text:p text:style-name="P19"/>
      <text:p text:style-name="P14"/>
      <text:p text:style-name="P14"/>
      <text:p text:style-name="P9">CMake</text:p>
      <text:p text:style-name="P9"/>
      <text:p text:style-name="P12"><text:span text:style-name="T5">Először felépítettem a mappa rendszert, majd minden mappába, amely nem source vagy header fájlt tartalmazott, írtam egy CMakeLists.txt fájlt. Ezek tartalmazzák a Cmake, mint karmester számára, hogy mit kell csinálnia. A gyökérmappában (KutInfGyak) található az első CmakeLists.txt, így először őt kezdi el nézni, majd szépen soronként – és aztán CMakeLists-enként halad tovább. Itt adódott némi probléma a globálist változók miatt, de ezt a C fájl pontban ismertetett módon megoldottam. A Források </text:span><text:span text:style-name="T6">pontban az 1. link az, a</text:span>m<text:span text:style-name="T4">i alapján megoldottam a pow függvény nem működését. Azonban valamiért a .dat fájlt sem generálja le magának a program és így a plotolás rész nyilvánvalóan nem tud működni.</text:span></text:p>
      <text:p text:style-name="P15"/>
      <text:p text:style-name="P15"/>
      <text:p text:style-name="P10">Jegyzőkönyv</text:p>
      <text:p text:style-name="P10"/>
      <text:p text:style-name="P11"><text:span text:style-name="T7">A jegyzőkönyvet LaTex helyett OpenOffice-ban írta</text:span>m<text:span text:style-name="T7">, </text:span>m<text:span text:style-name="T7">ert ezt jobban tudo</text:span>m<text:span text:style-name="T7"> használni és gyorsabban is. </text:span><text:span text:style-name="T8">A jegyzőkönyv tartal</text:span>m<text:span text:style-name="T8">azza a kötelező adatokat. </text:span></text:p>
      <text:p text:style-name="P18"/>
      <text:p text:style-name="P18"/>
      <text:p text:style-name="P10">Források</text:p>
      <text:p text:style-name="P18"/>
      <text:p text:style-name="P17"><text:span text:style-name="T3">1. </text:span><text:a xlink:type="simple" xlink:href="https://stackoverflow.com/questions/25525536/write-pow-function-without-math-h-in-c"><text:span text:style-name="T3">https://stackoverflow.com/questions/25525536/write-pow-function-without-math-h-in-c</text:span></text:a><text:span text:style-name="T3"> </text:span></text:p>
      <text:p text:style-name="P16"><text:span text:style-name="T3">2. </text:span><text:a xlink:type="simple" xlink:href="http://gpu.wigner.mta.hu/en/laboratory/teaching/research_work/Session2_IDE.pdf">http://gpu.wigner.mta.hu/en/laboratory/teaching/research_work/Session2_IDE.pdf</text:a></text:p>
      <text:p text:style-name="P16"><text:span text:style-name="T3">3. </text:span><text:a xlink:type="simple" xlink:href="https://github.com/Wigner-GPU-Lab/Teaching?files=1">https://github.com/Wigner-GPU-Lab/Teaching?files=1</text:a>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40:44.654946250</meta:creation-date>
    <dc:date>2017-05-24T18:04:48.968632117</dc:date>
    <meta:editing-duration>PT1H20M36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2" meta:paragraph-count="26" meta:word-count="275" meta:character-count="2040" meta:non-whitespace-character-count="1776"/>
  </office:meta>
</office:document-meta>
</file>